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59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0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yaml config</text:p>
          </table:table-cell>
          <table:table-cell table:style-name="ce1" office:value-type="string" calcext:value-type="string">
            <text:p>blanket error</text:p>
          </table:table-cell>
          <table:table-cell office:value-type="string" calcext:value-type="string">
            <text:p>meaningful chang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empty map</text:p>
          </table:table-cell>
          <table:table-cell office:value-type="string" calcext:value-type="string">
            <text:p>one point</text:p>
          </table:table-cell>
          <table:table-cell office:value-type="string" calcext:value-type="string">
            <text:p>several points</text:p>
          </table:table-cell>
        </table:table-row>
        <table:table-row table:style-name="ro1">
          <table:table-cell office:value-type="string" calcext:value-type="string">
            <text:p>#### BASIC MAP SETTING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ses_sensor: true</text:p>
          </table:table-cell>
          <table:table-cell office:value-type="string" calcext:value-type="string">
            <text:p>To T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ed to test on mob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ault_latitude: 12.00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ediately overr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ault_longitude: 133.221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mediately overr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ault_zoom: 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s contr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_map_width: 47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s contr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gle_map_height: 5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s control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#### MAP CONTROL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p_type_default_zero_to_two: 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visible effect/chan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w_finder_size: 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visible effect/chan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p_add_type_control: tru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eems to be set to normal map with terrain show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p_control_size_one_to_three: 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oom bar shrinks but no visible diff. To pa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p_scale_info_size_in_pixels: 1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visible effect/change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#### INFORMATION AROUND THE MA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fault_title: "check out the map"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mmediately overr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ault_where_statement_description: "how we have selected our points..."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visible effect/chan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_status_at_all: fals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visible effect/chan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_kml_link: fals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visible effect/chan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dden_layers_removed_from_list: fals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visible effect/chan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ge_page_title: false</text:p>
          </table:table-cell>
          <table:table-cell office:value-type="string" calcext:value-type="string">
            <text:p>To Test</text:p>
          </table:table-cell>
          <table:table-cell/>
          <table:table-cell office:value-type="string" calcext:value-type="string">
            <text:p>Need to test when changing between ma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_of_items_before_showing_list: 3</text:p>
          </table:table-cell>
          <table:table-cell office:value-type="string" calcext:value-type="string">
            <text:p>To Test</text:p>
          </table:table-cell>
          <table:table-cell/>
          <table:table-cell office:value-type="string" calcext:value-type="string">
            <text:p>Need to test with multiple points on the m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le_div_id: "GmapTitleID"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de_bar_div_id: ""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p_down_div_id: "GoogleMapDropDownList"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er_list_div_id: ""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visible effect/chan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ions_div_id: ""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visible effect/chan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us_div_id: "StatusBar"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Works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#### INFO WINDOW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fo_window_options: "{zoomLevel:3, maxWidth: 500}"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_antipodean: fals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_directions: fals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_current_address_finder: false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utton appears but error when click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_zoom_in_button: ""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utton appears but error when click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_close_up_button: ""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utton appears but error when click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_close_window_button: ""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utton appears but error when click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jax_info_window_text: "view details"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visible effect/change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#### MARK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dd_points_to_map: true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ight mouse lick makes whole map bl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_delete_marker_button: "remove this location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ker_options: "{draggable:false,bouncy:true,title: 'click me'}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load_images: true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#### IC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fault_icon_url: "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on_folder: "googlemap/iamges/icon/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on_width: 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on_height: 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on_image_map: "[0,0 , 3,2 , 7,7]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on_extension: "png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on_max_count: 12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#### POLY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ne_colour: "#dcb916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e_width: 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e_opacity: 0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l_colour: "#dcb916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l_opacity: 0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_icon: ""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<text:s/>#### STATIC MA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how_static_map_first: 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ic_map_settings: "maptype=terrain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ic_icon: "red1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ve_static_map_locally: false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#### ADDRES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dd_address_finder: fal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fault_country_code: "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fault_address_text: "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mber_shown_in_around_me: 7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### DIRECTION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ocale_for_results: "en_NZ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yle_sheet_url: "googlemap/css/googleMapDirections.css"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#### SERVER INTERACTI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t_form_field_id: "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ng_form_field_id: ""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4T12:33:52.136409938</meta:creation-date>
    <dc:date>2015-03-14T16:20:46.980072247</dc:date>
    <meta:editing-duration>PT1H42M14S</meta:editing-duration>
    <meta:editing-cycles>3</meta:editing-cycles>
    <meta:generator>LibreOffice/4.2.7.2$Linux_X86_64 LibreOffice_project/420m0$Build-2</meta:generator>
    <meta:document-statistic meta:table-count="1" meta:cell-count="176" meta:object-count="0"/>
  </office:meta>
</office:document-meta>
</file>